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FreeSans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FreeSans"/>
    </style:style>
    <style:style style:name="P6" style:family="paragraph" style:parent-style-name="Standard">
      <style:paragraph-properties fo:text-align="start" style:justify-single-word="false" style:border-line-width-bottom="0.0008in 0.0138in 0.0008in" fo:padding="0.0291in" fo:border-left="none" fo:border-right="none" fo:border-top="none" fo:border-bottom="0.0154in double #000000" style:join-border="false"/>
      <style:text-properties style:font-name="FreeSans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29in" text:min-label-width="0.25in"/>
      </text:list-level-style-number>
      <text:list-level-style-number text:level="3" style:num-suffix="." style:num-format="1" text:display-levels="3">
        <style:list-level-properties text:space-before="0.0862in" text:min-label-width="0.25in"/>
      </text:list-level-style-number>
      <text:list-level-style-number text:level="4" style:num-suffix="." style:num-format="1" text:display-levels="4">
        <style:list-level-properties text:space-before="0.1291in" text:min-label-width="0.25in"/>
      </text:list-level-style-number>
      <text:list-level-style-number text:level="5" style:num-suffix="." style:num-format="1" text:display-levels="5">
        <style:list-level-properties text:space-before="0.172in" text:min-label-width="0.25in"/>
      </text:list-level-style-number>
      <text:list-level-style-number text:level="6" style:num-suffix="." style:num-format="1" text:display-levels="6">
        <style:list-level-properties text:space-before="0.2154in" text:min-label-width="0.25in"/>
      </text:list-level-style-number>
      <text:list-level-style-number text:level="7" style:num-suffix="." style:num-format="1" text:display-levels="7">
        <style:list-level-properties text:space-before="0.2583in" text:min-label-width="0.25in"/>
      </text:list-level-style-number>
      <text:list-level-style-number text:level="8" style:num-suffix="." style:num-format="1" text:display-levels="8">
        <style:list-level-properties text:space-before="0.3016in" text:min-label-width="0.25in"/>
      </text:list-level-style-number>
      <text:list-level-style-number text:level="9" style:num-suffix="." style:num-format="1" text:display-levels="9">
        <style:list-level-properties text:space-before="0.3445in" text:min-label-width="0.25in"/>
      </text:list-level-style-number>
      <text:list-level-style-number text:level="10" style:num-suffix="." style:num-format="1" text:display-levels="10">
        <style:list-level-properties text:space-before="0.3874in" text:min-label-width="0.2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0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17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626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043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252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457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6874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514 – Sistemas Operacionais (1s2009)</text:p>
      <text:p text:style-name="P2">Lab01 – Jogo da Vida</text:p>
      <text:p text:style-name="P1"/>
      <text:p text:style-name="P3"/>
      <text:p text:style-name="P3">Estrutura de dados:</text:p>
      <text:p text:style-name="P3">Matriz (char), onde cada célula é um caracter “branco” (espaço) ou “preto” (*procurar o valor em ascii*).</text:p>
      <text:p text:style-name="P3"/>
      <text:p text:style-name="P3">Entradas do usuário:</text:p>
      <text:p text:style-name="P3">1- Possível entrada do estado inicial do tabuleiro (como fazer???)</text:p>
      <text:p text:style-name="P3">1.1 – Deixar uma entrada padrão caso o usuário não queira </text:p>
      <text:p text:style-name="P3">2- Número de iterações a partir do estado inicial</text:p>
      <text:p text:style-name="P3"/>
      <text:p text:style-name="P3">Saída:</text:p>
      <text:p text:style-name="P3">Matriz representando o tabuleiro impressa em modo texto.</text:p>
      <text:p text:style-name="P3"/>
      <text:p text:style-name="P3"/>
      <text:p text:style-name="P3"/>
      <text:p text:style-name="P3">Entrada:</text:p>
      <text:p text:style-name="P3">(A)</text:p>
      <text:p text:style-name="P3">3 opções:</text:p>
      <text:p text:style-name="P3">1- entrada arbitrária padrão</text:p>
      <text:p text:style-name="P3">2- entrada via arquivo</text:p>
      <text:p text:style-name="P3">3- entrada por linha de comando</text:p>
      <text:p text:style-name="P3"/>
      <text:p text:style-name="P3">(B)</text:p>
      <text:p text:style-name="P3">número de iterações</text:p>
      <text:p text:style-name="P3">10</text:p>
      <text:p text:style-name="P3">scanf(“%d”, n_iteracoes);</text:p>
      <text:p text:style-name="P3"><text:soft-page-break/></text:p>
      <text:p text:style-name="P3"/>
      <text:p text:style-name="P3">Saída:</text:p>
      <text:p text:style-name="P3"/>
      <text:p text:style-name="P3">Impressão das matrizes, uma a uma,</text:p>
      <text:p text:style-name="P3"/>
      <text:p text:style-name="P3"/>
      <text:p text:style-name="P3">while(c!=' '){</text:p>
      <text:p text:style-name="P3"><text:s text:c="2"/>printf(“Aperte espaço pra continuar”);</text:p>
      <text:p text:style-name="P3"><text:s text:c="2"/>c = getchar();</text:p>
      <text:p text:style-name="P3">}</text:p>
      <text:p text:style-name="P3">printf(“Isso só aparece se o kra tecla qq coisa?”);</text:p>
      <text:p text:style-name="P3"/>
      <text:p text:style-name="P3"/>
      <text:p text:style-name="P6"/>
      <text:p text:style-name="P3"/>
      <text:p text:style-name="P3"/>
      <text:p text:style-name="P3">LINHAS<text:line-break/>COLUNAS<text:line-break/>MAX_THREADS</text:p>
      <text:p text:style-name="P3"/>
      <text:p text:style-name="P3">A idéia é gerar o maior número possível de threads simultâneas.</text:p>
      <text:p text:style-name="P3">Não é necessário controlar o escalonamento de cada thread, pq o processo de cada thr é independente das outras.</text:p>
      <text:p text:style-name="P3"/>
      <text:p text:style-name="P3">Cada thread faz o seguinte:</text:p>
      <text:p text:style-name="P3">Recebe como entrada uma fila (linha ou coluna) e gera como saída a fila correspondente.</text:p>
      <text:p text:style-name="P3"/>
      <text:p text:style-name="P3"/>
      <text:p text:style-name="P3"/>
      <text:p text:style-name="P3"><text:soft-page-break/>Fluxo de execução da thr:</text:p>
      <text:p text:style-name="P3"/>
      <text:list text:style-name="L3">
        <text:list-item>
          <text:p text:style-name="P5">Conta vizinhos pretos (P) de cada célula da fila</text:p>
        </text:list-item>
        <text:list-item>
          <text:p text:style-name="P5">Casos:</text:p>
        </text:list-item>
        <text:list-item>
          <text:p text:style-name="P5">Célula atual é branca</text:p>
        </text:list-item>
        <text:list-item>
          <text:p text:style-name="P5">- P == 3 -&gt; célula atual vira preta</text:p>
        </text:list-item>
        <text:list-item>
          <text:p text:style-name="P5">Célula atual é preta</text:p>
        </text:list-item>
        <text:list-item>
          <text:p text:style-name="P5">- P == 2 ou 3 -&gt; célula atual continua preta</text:p>
        </text:list-item>
        <text:list-item>
          <text:p text:style-name="P5">else -&gt; célula atual vira branca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Felipe Braga</meta:initial-creator>
    <meta:creation-date>2009-03-10T16:04:44</meta:creation-date>
    <dc:creator>Felipe Braga</dc:creator>
    <dc:date>2009-03-10T16:52:49</dc:date>
    <meta:editing-cycles>1</meta:editing-cycles>
    <meta:editing-duration>PT10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0" meta:word-count="218" meta:character-count="1294"/>
  </office:meta>
</office:document-meta>
</file>